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929" officeooo:paragraph-rsid="000a19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th pi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20:55:29.736608200</meta:creation-date>
    <dc:date>2020-12-05T20:55:48.227030512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0.7.3$Linux_X86_64 LibreOffice_project/00m0$Build-3</meta:generator>
  </office:meta>
</office:document-meta>
</file>